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284.88pt" svg:y="183.71pt">
            <loext:p draw:notify-on-update-of-ranges="Sheet1.A1:Sheet1.A1 Sheet1.A2:Sheet1.A7 Sheet1.B1:Sheet1.B1 Sheet1.B2:Sheet1.B7 Sheet1.A1:Sheet1.A1 Sheet1.A2:Sheet1.A7 Sheet1.C1:Sheet1.C1 Sheet1.C2:Sheet1.C7 Sheet1.A1:Sheet1.A1 Sheet1.A2:Sheet1.A7 Sheet1.D1:Sheet1.D1 Sheet1.D2:Sheet1.D7 Sheet1.A1:Sheet1.A1 Sheet1.A2:Sheet1.A7 Sheet1.E1:Sheet1.E1 Sheet1.E2:Sheet1.E7 Sheet1.A1:Sheet1.A1 Sheet1.A2:Sheet1.A7 Sheet1.F1:Sheet1.F1 Sheet1.F2:Sheet1.F7 Sheet1.A1:Sheet1.A1 Sheet1.A2:Sheet1.A7 Sheet1.G1:Sheet1.G1 Sheet1.G2:Sheet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0.85pt" svg:y="79.63pt">
            <loext:p draw:notify-on-update-of-ranges="Sheet1.B7:Sheet1.G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hread (ns)</text:p>
          </table:table-cell>
          <table:table-cell office:value-type="string" calcext:value-type="string">
            <text:p>2 Threads (ns)</text:p>
          </table:table-cell>
          <table:table-cell office:value-type="string" calcext:value-type="string">
            <text:p>3 Threads (ns)</text:p>
          </table:table-cell>
          <table:table-cell office:value-type="string" calcext:value-type="string">
            <text:p>4 Threads (ns)</text:p>
          </table:table-cell>
          <table:table-cell office:value-type="string" calcext:value-type="string">
            <text:p>5 Threads (ns)</text:p>
          </table:table-cell>
          <table:table-cell office:value-type="string" calcext:value-type="string">
            <text:p>6 Threads (ns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.192993" calcext:value-type="float">
            <text:p>50.192993</text:p>
          </table:table-cell>
          <table:table-cell office:value-type="float" office:value="43.450287" calcext:value-type="float">
            <text:p>43.450287</text:p>
          </table:table-cell>
          <table:table-cell office:value-type="float" office:value="40.978363" calcext:value-type="float">
            <text:p>40.978363</text:p>
          </table:table-cell>
          <table:table-cell office:value-type="float" office:value="41.55014" calcext:value-type="float">
            <text:p>41.55014</text:p>
          </table:table-cell>
          <table:table-cell office:value-type="float" office:value="46.399185" calcext:value-type="float">
            <text:p>46.399185</text:p>
          </table:table-cell>
          <table:table-cell office:value-type="float" office:value="51.989792" calcext:value-type="float">
            <text:p>51.9897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.057301" calcext:value-type="float">
            <text:p>44.057301</text:p>
          </table:table-cell>
          <table:table-cell office:value-type="float" office:value="37.726742" calcext:value-type="float">
            <text:p>37.726742</text:p>
          </table:table-cell>
          <table:table-cell office:value-type="float" office:value="36.522057" calcext:value-type="float">
            <text:p>36.522057</text:p>
          </table:table-cell>
          <table:table-cell office:value-type="float" office:value="37.84795" calcext:value-type="float">
            <text:p>37.84795</text:p>
          </table:table-cell>
          <table:table-cell office:value-type="float" office:value="36.937943" calcext:value-type="float">
            <text:p>36.937943</text:p>
          </table:table-cell>
          <table:table-cell office:value-type="float" office:value="41.315536" calcext:value-type="float">
            <text:p>41.3155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.588165" calcext:value-type="float">
            <text:p>28.588165</text:p>
          </table:table-cell>
          <table:table-cell office:value-type="float" office:value="24.193726" calcext:value-type="float">
            <text:p>24.193726</text:p>
          </table:table-cell>
          <table:table-cell office:value-type="float" office:value="24.232319" calcext:value-type="float">
            <text:p>24.232319</text:p>
          </table:table-cell>
          <table:table-cell office:value-type="float" office:value="27.233459" calcext:value-type="float">
            <text:p>27.233459</text:p>
          </table:table-cell>
          <table:table-cell office:value-type="float" office:value="27.109531" calcext:value-type="float">
            <text:p>27.109531</text:p>
          </table:table-cell>
          <table:table-cell office:value-type="float" office:value="25.197437" calcext:value-type="float">
            <text:p>25.1974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0.420116" calcext:value-type="float">
            <text:p>30.420116</text:p>
          </table:table-cell>
          <table:table-cell office:value-type="float" office:value="30.148243" calcext:value-type="float">
            <text:p>30.148243</text:p>
          </table:table-cell>
          <table:table-cell office:value-type="float" office:value="27.784653" calcext:value-type="float">
            <text:p>27.784653</text:p>
          </table:table-cell>
          <table:table-cell office:value-type="float" office:value="29.984947" calcext:value-type="float">
            <text:p>29.984947</text:p>
          </table:table-cell>
          <table:table-cell office:value-type="float" office:value="37.226509" calcext:value-type="float">
            <text:p>37.226509</text:p>
          </table:table-cell>
          <table:table-cell office:value-type="float" office:value="38.822201" calcext:value-type="float">
            <text:p>38.8222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4.314312" calcext:value-type="float">
            <text:p>44.314312</text:p>
          </table:table-cell>
          <table:table-cell office:value-type="float" office:value="41.641716" calcext:value-type="float">
            <text:p>41.641716</text:p>
          </table:table-cell>
          <table:table-cell office:value-type="float" office:value="40.640163" calcext:value-type="float">
            <text:p>40.640163</text:p>
          </table:table-cell>
          <table:table-cell office:value-type="float" office:value="41.77187" calcext:value-type="float">
            <text:p>41.77187</text:p>
          </table:table-cell>
          <table:table-cell office:value-type="float" office:value="50.218925" calcext:value-type="float">
            <text:p>50.218925</text:p>
          </table:table-cell>
          <table:table-cell office:value-type="float" office:value="56.510601" calcext:value-type="float">
            <text:p>56.5106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7.164963" calcext:value-type="float">
            <text:p>57.164963</text:p>
          </table:table-cell>
          <table:table-cell office:value-type="float" office:value="53.572102" calcext:value-type="float">
            <text:p>53.572102</text:p>
          </table:table-cell>
          <table:table-cell office:value-type="float" office:value="52.424168" calcext:value-type="float">
            <text:p>52.424168</text:p>
          </table:table-cell>
          <table:table-cell office:value-type="float" office:value="54.44128" calcext:value-type="float">
            <text:p>54.44128</text:p>
          </table:table-cell>
          <table:table-cell office:value-type="float" office:value="69.054001" calcext:value-type="float">
            <text:p>69.054001</text:p>
          </table:table-cell>
          <table:table-cell office:value-type="float" office:value="74.936409" calcext:value-type="float">
            <text:p>74.936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3:15:11.933892115</meta:creation-date>
    <dc:date>2017-02-25T03:31:04.934344220</dc:date>
    <meta:editing-duration>PT4M26S</meta:editing-duration>
    <meta:editing-cycles>1</meta:editing-cycles>
    <meta:document-statistic meta:table-count="1" meta:cell-count="49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2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05cm" svg:y="0.316cm" chart:style-name="ch2">
          <text:p>Normalized Runtime</text:p>
        </chart:title>
        <chart:subtitle svg:x="6.381cm" svg:y="1.275cm" chart:style-name="ch3">
          <text:p>No Parallel Merge</text:p>
        </chart:subtitle>
        <chart:legend chart:legend-position="end" svg:x="12.458cm" svg:y="2.958cm" style:legend-expansion="high" chart:style-name="ch4"/>
        <chart:plot-area chart:style-name="ch5" table:cell-range-address="Sheet1.A1:Sheet1.G7" chart:data-source-has-labels="row" svg:x="1.33cm" svg:y="2.138cm" svg:width="10.809cm" svg:height="5.706cm">
          <chartooo:coordinate-region svg:x="1.951cm" svg:y="2.337cm" svg:width="9.723cm" svg:height="4.86cm"/>
          <chart:axis chart:dimension="x" chart:name="primary-x" chart:style-name="ch6">
            <chart:title svg:x="5.896cm" svg:y="8.024cm" chart:style-name="ch7">
              <text:p>N (# floats)</text:p>
            </chart:title>
          </chart:axis>
          <chart:axis chart:dimension="y" chart:name="primary-y" chart:style-name="ch8">
            <chart:title svg:x="0.451cm" svg:y="7.337cm" chart:style-name="ch9">
              <text:p>Normalized access Time (ns/op)</text:p>
            </chart:title>
            <chart:grid chart:style-name="ch10" chart:class="major"/>
          </chart:axis>
          <chart:series chart:style-name="ch11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12" chart:values-cell-range-address="Sheet1.C2:Sheet1.C7" chart:label-cell-address="Sheet1.C1:Sheet1.C1" chart:class="chart:scatter">
            <chart:data-point chart:repeated="6"/>
          </chart:series>
          <chart:series chart:style-name="ch13" chart:values-cell-range-address="Sheet1.D2:Sheet1.D7" chart:label-cell-address="Sheet1.D1:Sheet1.D1" chart:class="chart:scatter">
            <chart:data-point chart:repeated="6"/>
          </chart:series>
          <chart:series chart:style-name="ch14" chart:values-cell-range-address="Sheet1.E2:Sheet1.E7" chart:label-cell-address="Sheet1.E1:Sheet1.E1" chart:class="chart:scatter">
            <chart:data-point chart:repeated="6"/>
          </chart:series>
          <chart:series chart:style-name="ch15" chart:values-cell-range-address="Sheet1.F2:Sheet1.F7" chart:label-cell-address="Sheet1.F1:Sheet1.F1" chart:class="chart:scatter">
            <chart:data-point chart:repeated="6"/>
          </chart:series>
          <chart:series chart:style-name="ch16" chart:values-cell-range-address="Sheet1.G2:Sheet1.G7" chart:label-cell-address="Sheet1.G1:Sheet1.G1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Thread (ns)</text:p>
                <draw:g>
                  <svg:desc>Sheet1.B1:Sheet1.B1</svg:desc>
                </draw:g>
              </table:table-cell>
              <table:table-cell office:value-type="string">
                <text:p>2 Threads (ns)</text:p>
                <draw:g>
                  <svg:desc>Sheet1.C1:Sheet1.C1</svg:desc>
                </draw:g>
              </table:table-cell>
              <table:table-cell office:value-type="string">
                <text:p>3 Threads (ns)</text:p>
                <draw:g>
                  <svg:desc>Sheet1.D1:Sheet1.D1</svg:desc>
                </draw:g>
              </table:table-cell>
              <table:table-cell office:value-type="string">
                <text:p>4 Threads (ns)</text:p>
                <draw:g>
                  <svg:desc>Sheet1.E1:Sheet1.E1</svg:desc>
                </draw:g>
              </table:table-cell>
              <table:table-cell office:value-type="string">
                <text:p>5 Threads (ns)</text:p>
                <draw:g>
                  <svg:desc>Sheet1.F1:Sheet1.F1</svg:desc>
                </draw:g>
              </table:table-cell>
              <table:table-cell office:value-type="string">
                <text:p>6 Threads (n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A2:Sheet1.A7</svg:desc>
                </draw:g>
              </table:table-cell>
              <table:table-cell office:value-type="float" office:value="50.192993">
                <text:p>50.192993</text:p>
                <draw:g>
                  <svg:desc>Sheet1.B2:Sheet1.B7</svg:desc>
                </draw:g>
              </table:table-cell>
              <table:table-cell office:value-type="float" office:value="43.450287">
                <text:p>43.450287</text:p>
                <draw:g>
                  <svg:desc>Sheet1.C2:Sheet1.C7</svg:desc>
                </draw:g>
              </table:table-cell>
              <table:table-cell office:value-type="float" office:value="40.978363">
                <text:p>40.978363</text:p>
                <draw:g>
                  <svg:desc>Sheet1.D2:Sheet1.D7</svg:desc>
                </draw:g>
              </table:table-cell>
              <table:table-cell office:value-type="float" office:value="41.55014">
                <text:p>41.55014</text:p>
                <draw:g>
                  <svg:desc>Sheet1.E2:Sheet1.E7</svg:desc>
                </draw:g>
              </table:table-cell>
              <table:table-cell office:value-type="float" office:value="46.399185">
                <text:p>46.399185</text:p>
                <draw:g>
                  <svg:desc>Sheet1.F2:Sheet1.F7</svg:desc>
                </draw:g>
              </table:table-cell>
              <table:table-cell office:value-type="float" office:value="51.989792">
                <text:p>51.989792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44.057301">
                <text:p>44.057301</text:p>
              </table:table-cell>
              <table:table-cell office:value-type="float" office:value="37.726742">
                <text:p>37.726742</text:p>
              </table:table-cell>
              <table:table-cell office:value-type="float" office:value="36.522057">
                <text:p>36.522057</text:p>
              </table:table-cell>
              <table:table-cell office:value-type="float" office:value="37.84795">
                <text:p>37.84795</text:p>
              </table:table-cell>
              <table:table-cell office:value-type="float" office:value="36.937943">
                <text:p>36.937943</text:p>
              </table:table-cell>
              <table:table-cell office:value-type="float" office:value="41.315536">
                <text:p>41.315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28.588165">
                <text:p>28.588165</text:p>
              </table:table-cell>
              <table:table-cell office:value-type="float" office:value="24.193726">
                <text:p>24.193726</text:p>
              </table:table-cell>
              <table:table-cell office:value-type="float" office:value="24.232319">
                <text:p>24.232319</text:p>
              </table:table-cell>
              <table:table-cell office:value-type="float" office:value="27.233459">
                <text:p>27.233459</text:p>
              </table:table-cell>
              <table:table-cell office:value-type="float" office:value="27.109531">
                <text:p>27.109531</text:p>
              </table:table-cell>
              <table:table-cell office:value-type="float" office:value="25.197437">
                <text:p>25.197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30.420116">
                <text:p>30.420116</text:p>
              </table:table-cell>
              <table:table-cell office:value-type="float" office:value="30.148243">
                <text:p>30.148243</text:p>
              </table:table-cell>
              <table:table-cell office:value-type="float" office:value="27.784653">
                <text:p>27.784653</text:p>
              </table:table-cell>
              <table:table-cell office:value-type="float" office:value="29.984947">
                <text:p>29.984947</text:p>
              </table:table-cell>
              <table:table-cell office:value-type="float" office:value="37.226509">
                <text:p>37.226509</text:p>
              </table:table-cell>
              <table:table-cell office:value-type="float" office:value="38.822201">
                <text:p>38.822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44.314312">
                <text:p>44.314312</text:p>
              </table:table-cell>
              <table:table-cell office:value-type="float" office:value="41.641716">
                <text:p>41.641716</text:p>
              </table:table-cell>
              <table:table-cell office:value-type="float" office:value="40.640163">
                <text:p>40.640163</text:p>
              </table:table-cell>
              <table:table-cell office:value-type="float" office:value="41.77187">
                <text:p>41.77187</text:p>
              </table:table-cell>
              <table:table-cell office:value-type="float" office:value="50.218925">
                <text:p>50.218925</text:p>
              </table:table-cell>
              <table:table-cell office:value-type="float" office:value="56.510601">
                <text:p>56.510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57.164963">
                <text:p>57.164963</text:p>
              </table:table-cell>
              <table:table-cell office:value-type="float" office:value="53.572102">
                <text:p>53.572102</text:p>
              </table:table-cell>
              <table:table-cell office:value-type="float" office:value="52.424168">
                <text:p>52.424168</text:p>
              </table:table-cell>
              <table:table-cell office:value-type="float" office:value="54.44128">
                <text:p>54.44128</text:p>
              </table:table-cell>
              <table:table-cell office:value-type="float" office:value="69.054001">
                <text:p>69.054001</text:p>
              </table:table-cell>
              <table:table-cell office:value-type="float" office:value="74.936409">
                <text:p>74.936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17cm" svg:y="0.316cm" chart:style-name="ch2">
          <text:p>Runtime by Threadcount (N=8192)</text:p>
        </chart:title>
        <chart:subtitle svg:x="6.382cm" svg:y="1.275cm" chart:style-name="ch3">
          <text:p>No Parallel Merge</text:p>
        </chart:subtitle>
        <chart:plot-area chart:style-name="ch4" table:cell-range-address="Sheet1.B7:Sheet1.G7" svg:x="1.331cm" svg:y="2.138cm" svg:width="14.349cm" svg:height="5.701cm">
          <chartooo:coordinate-region svg:x="1.952cm" svg:y="2.337cm" svg:width="13.634cm" svg:height="4.855cm"/>
          <chart:axis chart:dimension="x" chart:name="primary-x" chart:style-name="ch5">
            <chart:title svg:x="7.733cm" svg:y="8.019cm" chart:style-name="ch6">
              <text:p># Threads</text:p>
            </chart:title>
          </chart:axis>
          <chart:axis chart:dimension="y" chart:name="primary-y" chart:style-name="ch5">
            <chart:title svg:x="0.451cm" svg:y="7.069cm" chart:style-name="ch7">
              <text:p>Normalized Runtime (ns/op)</text:p>
            </chart:title>
            <chart:grid chart:style-name="ch8" chart:class="major"/>
          </chart:axis>
          <chart:series chart:style-name="ch9" chart:values-cell-range-address="Sheet1.B7:Sheet1.G7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57.164963">
                <text:p>57.164963</text:p>
                <draw:g>
                  <svg:desc>Sheet1.B7:Sheet1.G7</svg:desc>
                </draw:g>
              </table:table-cell>
              <table:table-cell office:value-type="float" office:value="53.572102">
                <text:p>53.572102</text:p>
              </table:table-cell>
              <table:table-cell office:value-type="float" office:value="52.424168">
                <text:p>52.424168</text:p>
              </table:table-cell>
              <table:table-cell office:value-type="float" office:value="54.44128">
                <text:p>54.44128</text:p>
              </table:table-cell>
              <table:table-cell office:value-type="float" office:value="69.054001">
                <text:p>69.054001</text:p>
              </table:table-cell>
              <table:table-cell office:value-type="float" office:value="74.936409">
                <text:p>74.936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